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10!</text:p>
          </table:table-cell>
          <table:table-cell table:formula="of:=1*2*3*4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]*[.A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]*[.A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]*[.A6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]*[.A7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7]*[.A8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8]*[.A9]" office:value-type="float" office:value="720" calcext:value-type="float">
            <text:p>72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9]*[.A10]" office:value-type="float" office:value="5040" calcext:value-type="float">
            <text:p>504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0]*[.A11]" office:value-type="float" office:value="40320" calcext:value-type="float">
            <text:p>4032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1]*[.A12]" office:value-type="float" office:value="362880" calcext:value-type="float">
            <text:p>36288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2]*[.A13]" office:value-type="float" office:value="3628800" calcext:value-type="float">
            <text:p>36288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5T16:43:05.332000000</meta:creation-date>
    <meta:generator>LibreOffice/7.5.0.3$Windows_X86_64 LibreOffice_project/c21113d003cd3efa8c53188764377a8272d9d6de</meta:generator>
    <dc:date>2023-10-05T16:53:42.189000000</dc:date>
    <meta:editing-duration>PT10M40S</meta:editing-duration>
    <meta:editing-cycles>1</meta:editing-cycles>
    <meta:document-statistic meta:table-count="1" meta:cell-count="24" meta:object-count="0"/>
  </office:meta>
</office:document-meta>
</file>